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4"/>
    <style:style style:name="P4" style:family="paragraph" style:parent-style-name="List_20_Paragraph" style:list-style-name="WWNum3"/>
    <style:style style:name="P5" style:family="paragraph" style:parent-style-name="List_20_Paragraph" style:list-style-name="WWNum5"/>
    <style:style style:name="P6" style:family="paragraph" style:parent-style-name="List_20_Paragraph">
      <style:paragraph-properties fo:margin-left="0cm" fo:margin-right="0cm" fo:text-indent="0cm" style:auto-text-indent="false"/>
    </style:style>
    <style:style style:name="P7" style:family="paragraph" style:parent-style-name="List_20_Paragraph">
      <style:paragraph-properties fo:margin-left="0cm" fo:margin-right="0cm" fo:text-indent="0cm" style:auto-text-indent="false"/>
      <style:text-properties fo:color="#3333ff"/>
    </style:style>
    <style:style style:name="P8" style:family="paragraph" style:parent-style-name="List_20_Paragraph">
      <style:paragraph-properties fo:margin-left="0cm" fo:margin-right="0cm" fo:text-indent="0cm" style:auto-text-indent="false"/>
      <style:text-properties fo:color="#3333ff" fo:font-size="9pt" style:font-size-asian="9pt" style:font-size-complex="9pt"/>
    </style:style>
    <style:style style:name="P9" style:family="paragraph" style:parent-style-name="List_20_Paragraph">
      <style:paragraph-properties fo:margin-left="0cm" fo:margin-right="0cm" fo:text-indent="0cm" style:auto-text-indent="false"/>
      <style:text-properties fo:color="#3333ff" fo:font-size="9pt" style:font-size-asian="9pt" style:font-size-complex="9pt" style:font-style-complex="italic" style:font-weight-complex="bold"/>
    </style:style>
    <style:style style:name="P10" style:family="paragraph" style:parent-style-name="List_20_Paragraph">
      <style:paragraph-properties fo:margin-left="0cm" fo:margin-right="0cm" fo:text-indent="0cm" style:auto-text-indent="false"/>
      <style:text-properties fo:color="#3333ff" fo:font-size="9pt" fo:font-style="italic" fo:font-weight="bold" style:font-size-asian="9pt" style:font-style-asian="italic" style:font-weight-asian="bold" style:font-size-complex="9pt" style:font-style-complex="italic" style:font-weight-complex="bold"/>
    </style:style>
    <style:style style:name="P11" style:family="paragraph" style:parent-style-name="List_20_Paragraph">
      <style:paragraph-properties fo:margin-left="0cm" fo:margin-right="0cm" fo:text-indent="0cm" style:auto-text-indent="false"/>
      <style:text-properties style:font-name="Arial" fo:font-size="10.5pt" style:font-size-asian="10.5pt" style:font-size-complex="10.5pt"/>
    </style:style>
    <style:style style:name="P12" style:family="paragraph" style:parent-style-name="List_20_Paragraph">
      <style:paragraph-properties fo:margin-left="0cm" fo:margin-right="0cm" fo:text-indent="0cm" style:auto-text-indent="false" fo:break-before="page"/>
    </style:style>
    <style:style style:name="P13" style:family="paragraph" style:parent-style-name="List_20_Paragraph">
      <style:paragraph-properties fo:margin-left="0cm" fo:margin-right="0cm" fo:margin-top="0cm" fo:margin-bottom="0.282cm" loext:contextual-spacing="true" fo:text-indent="0cm" style:auto-text-indent="false"/>
    </style:style>
    <style:style style:name="P14" style:family="paragraph" style:parent-style-name="Standard">
      <style:text-properties style:font-name="Arial" fo:font-size="10.5pt" style:font-size-asian="10.5pt" style:font-size-complex="10.5pt"/>
    </style:style>
    <style:style style:name="P15" style:family="paragraph" style:parent-style-name="Standard">
      <style:paragraph-properties fo:margin-top="0cm" fo:margin-bottom="0cm" loext:contextual-spacing="false" fo:hyphenation-ladder-count="no-limit"/>
      <style:text-properties fo:color="#3333ff" fo:font-size="9pt" fo:font-style="italic" fo:font-weight="bold" style:font-size-asian="9pt" style:font-style-asian="italic" style:font-weight-asian="bold" style:font-size-complex="9pt" style:font-style-complex="italic" style:font-weight-complex="bold" fo:hyphenate="true" fo:hyphenation-remain-char-count="2" fo:hyphenation-push-char-count="2" loext:hyphenation-no-caps="false"/>
    </style:style>
    <style:style style:name="P16" style:family="paragraph" style:parent-style-name="Standard" style:master-page-name="Standard">
      <style:paragraph-properties style:page-number="auto"/>
    </style:style>
    <style:style style:name="T1" style:family="text">
      <style:text-properties style:font-name="Arial" fo:font-size="10.5pt" style:font-size-asian="10.5pt" style:font-size-complex="10.5pt"/>
    </style:style>
    <style:style style:name="T2" style:family="text">
      <style:text-properties style:font-name="Arial" fo:font-size="10.5pt" fo:font-style="italic" style:font-size-asian="10.5pt" style:font-style-asian="italic" style:font-size-complex="10.5pt" style:font-style-complex="italic"/>
    </style:style>
    <style:style style:name="T3" style:family="text">
      <style:text-properties fo:color="#3333ff" fo:font-size="9pt" style:font-size-asian="9pt" style:font-size-complex="9pt"/>
    </style:style>
    <style:style style:name="T4" style:family="text">
      <style:text-properties fo:color="#3333ff" fo:font-size="9pt" style:font-size-asian="9pt" style:font-size-complex="9pt" fo:background-color="#ffff00"/>
    </style:style>
    <style:style style:name="T5" style:family="text">
      <style:text-properties fo:color="#3333ff" fo:font-size="9pt" style:font-size-asian="9pt" style:font-size-complex="9pt" style:font-style-complex="italic" style:font-weight-complex="bold"/>
    </style:style>
    <style:style style:name="T6" style:family="text">
      <style:text-properties fo:color="#3333ff" fo:font-size="9pt" style:font-size-asian="9pt" style:font-size-complex="9pt" style:font-style-complex="italic" style:font-weight-complex="bold" fo:background-color="#00ffff"/>
    </style:style>
    <style:style style:name="T7" style:family="text">
      <style:text-properties fo:color="#3333ff" fo:font-size="9pt" fo:background-color="#ffff00" loext:char-shading-value="0" style:font-size-asian="9pt" style:font-size-complex="9pt"/>
    </style:style>
    <style:style style:name="T8" style:family="text">
      <style:text-properties fo:color="#3333ff" fo:font-size="9pt" fo:background-color="#ffff00" loext:char-shading-value="0" style:font-size-asian="9pt" style:font-size-complex="9pt" style:font-style-complex="italic" style:font-weight-complex="bold"/>
    </style:style>
    <style:style style:name="T9" style:family="text">
      <style:text-properties fo:color="#3333ff" fo:font-size="9pt" fo:font-style="italic" fo:font-weight="bold" style:font-size-asian="9pt" style:font-style-asian="italic" style:font-weight-asian="bold" style:font-size-complex="9pt" style:font-style-complex="italic" style:font-weight-complex="bold"/>
    </style:style>
    <style:style style:name="T10" style:family="text">
      <style:text-properties fo:color="#3333ff" fo:font-size="9pt" fo:font-style="italic" style:font-size-asian="9pt" style:font-style-asian="italic" style:font-size-complex="9pt" style:font-style-complex="italic" style:font-weight-complex="bold"/>
    </style:style>
    <style:style style:name="T11" style:family="text">
      <style:text-properties fo:color="#3333ff" fo:font-size="9pt" fo:font-style="italic" style:font-size-asian="9pt" style:font-style-asian="italic" style:font-size-complex="9pt" style:font-style-complex="italic"/>
    </style:style>
    <style:style style:name="T12" style:family="text">
      <style:text-properties fo:color="#3333ff" fo:font-size="9pt" fo:font-style="italic" fo:background-color="#ffff00" loext:char-shading-value="0" style:font-size-asian="9pt" style:font-style-asian="italic" style:font-size-complex="9pt" style:font-style-complex="italic" style:font-weight-complex="bold"/>
    </style:style>
    <style:style style:name="T13" style:family="text">
      <style:text-properties fo:color="#3333ff" fo:font-size="9pt" fo:font-style="italic" fo:background-color="#00ffff" loext:char-shading-value="0" style:font-size-asian="9pt" style:font-style-asian="italic" style:font-size-complex="9pt" style:font-style-complex="italic" style:font-weight-complex="bold"/>
    </style:style>
    <style:style style:name="T14" style:family="text">
      <style:text-properties fo:color="#3333ff" fo:font-size="9pt" fo:font-style="normal" fo:font-weight="normal" style:font-size-asian="9pt" style:font-style-asian="normal" style:font-weight-asian="normal" style:font-size-complex="9pt" style:font-style-complex="normal" style:font-weight-complex="normal"/>
    </style:style>
    <style:style style:name="T15" style:family="text">
      <style:text-properties fo:color="#3333ff"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16" style:family="text">
      <style:text-properties fo:color="#3333ff" fo:font-size="9pt" fo:font-style="normal" style:font-size-asian="9pt" style:font-style-asian="normal" style:font-size-complex="9pt" style:font-style-complex="normal"/>
    </style:style>
    <style:style style:name="T17" style:family="text">
      <style:text-properties fo:color="#3333ff" fo:font-size="9pt" fo:background-color="#00ffff" loext:char-shading-value="0" style:font-size-asian="9pt" style:font-size-complex="9pt" style:font-style-complex="italic" style:font-weight-complex="bold"/>
    </style:style>
    <style:style style:name="T18" style:family="text">
      <style:text-properties fo:color="#009900" fo:font-size="9pt" style:font-size-asian="9pt" style:font-size-complex="9pt"/>
    </style:style>
    <style:style style:name="T19" style:family="text">
      <style:text-properties fo:color="#009900" fo:font-size="9pt" fo:font-style="italic" style:font-size-asian="9pt" style:font-style-asian="italic" style:font-size-complex="9pt" style:font-style-complex="italic"/>
    </style:style>
    <style:style style:name="T20" style:family="text">
      <style:text-properties fo:color="#009900" fo:font-size="9pt" fo:font-style="normal" style:font-size-asian="9pt" style:font-style-asian="normal" style:font-size-complex="9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Antisaccades paper outline</text:span></text:p>
      <text:h text:style-name="Heading_20_2" text:outline-level="2"><text:span text:style-name="T1">Introduction</text:span></text:h>
      <text:list xml:id="list1706668089" text:style-name="WWNum1">
        <text:list-item>
          <text:p text:style-name="P1"><text:span text:style-name="T1">The pro/antisaccade task – DIAGRAM</text:span></text:p>
          <text:list>
            <text:list-item>
              <text:p text:style-name="P1"><text:span text:style-name="T1">Antisaccade task good for investigating control over automatic behaviours</text:span></text:p>
            </text:list-item>
            <text:list-item>
              <text:p text:style-name="P1"><text:span text:style-name="T1">Use it to investigate executive control</text:span></text:p>
            </text:list-item>
            <text:list-item>
              <text:p text:style-name="P1"><text:span text:style-name="T1">Summary: fixation point, peripheral stimulus appears: look in other direction</text:span></text:p>
            </text:list-item>
            <text:list-item>
              <text:p text:style-name="P1"><text:span text:style-name="T1">In opposition to simpler, automatic PS task, in which just look towards stimulus</text:span></text:p>
            </text:list-item>
            <text:list-item>
              <text:p text:style-name="P1"><text:span text:style-name="T1">PS is hard </text:span><text:span text:style-name="T2">not </text:span><text:span text:style-name="T1">to do. <text:s/>Even maintaining fixation is difficult (REF)</text:span></text:p>
            </text:list-item>
            <text:list-item>
              <text:p text:style-name="P1"><text:span text:style-name="T1">AS task requires several additional processes.</text:span></text:p>
            </text:list-item>
            <text:list-item>
              <text:p text:style-name="P1"><text:span text:style-name="T1">Probably: inhibition of automatic response (REF), generation of appropriate opposite co-ordinates (REF), execution of the alternative response (REF).</text:span></text:p>
            </text:list-item>
            <text:list-item>
              <text:p text:style-name="P1"><text:span text:style-name="T1">These will also rely on maintaining a representation of the ultimate goal throughout the task (REF)</text:span></text:p>
            </text:list-item>
          </text:list>
        </text:list-item>
        <text:list-item>
          <text:p text:style-name="P1"><text:span text:style-name="T1">Typical findings in controls </text:span></text:p>
          <text:list>
            <text:list-item>
              <text:p text:style-name="P1"><text:span text:style-name="T1">More errors on antisaccades than on prosaccades (REFS; eg Everling review)</text:span></text:p>
            </text:list-item>
            <text:list-item>
              <text:p text:style-name="P1"><text:span text:style-name="T1">Antisaccades longer to initiate (REFS)</text:span></text:p>
            </text:list-item>
            <text:list-item>
              <text:p text:style-name="P1"><text:span text:style-name="T1">Depends on paradigm (REFS)</text:span></text:p>
              <text:list>
                <text:list-item>
                  <text:p text:style-name="P1"><text:span text:style-name="T1">Blocked or interleaved</text:span></text:p>
                </text:list-item>
                <text:list-item>
                  <text:p text:style-name="P1"><text:span text:style-name="T1">Gap, step or overlap</text:span></text:p>
                </text:list-item>
                <text:list-item>
                  <text:p text:style-name="P1"><text:span text:style-name="T1">Eccentricity and luminance of the target</text:span></text:p>
                </text:list-item>
              </text:list>
            </text:list-item>
            <text:list-item>
              <text:p text:style-name="P1"><text:span text:style-name="T1">High variation, partly due to inconsistent studies (REFS)</text:span></text:p>
            </text:list-item>
            <text:list-item>
              <text:p text:style-name="P1"><text:span text:style-name="T1">This is not surprising, given the wealth of additional processes required to complete the task (see above) compared to PS.</text:span></text:p>
            </text:list-item>
          </text:list>
        </text:list-item>
      </text:list>
      <text:p text:style-name="P6"/>
      <text:p text:style-name="P7"/>
      <text:p text:style-name="P6"><text:span text:style-name="T3">The antisaccade task is an eye movement task that is useful for examining cognitive control of eye movements. <text:s/>In contrast to the more reflexive prosaccade task, in which one must direct one's eyes from a centrally located fixation point to a suddenly appearing peripheral stimulus, in the antisaccade task one must suppress this reflexive prosaccade response and instead, direct the eyes in the opposite direction (DIAGRAM). <text:s/>Usually, there is an offset of the fixation point, which may occur simultaneously with the onset of the peripheral stimulus (in the 'step' paradigm), prior to it ('gap' paradigm), or sometime after it ('overlap' paradigm).</text:span></text:p>
      <text:p text:style-name="P8"/>
      <text:p text:style-name="P6"><text:span text:style-name="T3">Antisaccades are reliably slower to perform than prosaccades, typically taking around 50-200ms longer to initiate (REFS). <text:s/>However, the precise delay documented is highly variable both within (REF) and between (REF) studies, and dependent on several variables including task paradigm (REF), stimulus features such as eccentricity and luminance (REF), and population demographics, particularly age (REF). <text:s text:c="2"/>For example, saccadic latencies are faster in the gap paradigm, which is believed to be at least partially due to reduced inhibition on saccade related neurons in the superior colliculus, resulting from the early fixation point offset (Reuter-Lorenz et al., 1991; Johnston &amp; Everling, 2008). </text:span></text:p>
      <text:p text:style-name="P6"/>
      <text:p text:style-name="P6"><text:span text:style-name="T3">Similarly, participants consistently commit more errors when performing the antisaccade task compared to the prosaccade task, whereby instead of successfully generating a saccade away from the stimulus, they will perform a prosaccade towards it. <text:s text:c="2"/>Again, the precise error rate reported is highly variable (REFS), but in healthy adult controls tends to be around 5-20%.</text:span></text:p>
      <text:p text:style-name="P8"/>
      <text:p text:style-name="P6"><text:span text:style-name="T3">The slower generation of antisaccades and higher error rate are accepted to be due to the additional neural processing involved in not only the generation of the antisaccade itself, but also the suppression of the prosaccade.</text:span></text:p>
      <text:p text:style-name="P8"/>
      <text:p text:style-name="P6"><text:span text:style-name="T3">It is generally accepted that a prosaccade to a phasic stimulus like that used in the pro/antisaccade task is a reflexive, rather than a volitional response, requiring little or no deliberate, 'top down' intervention (REFS), (though the extent to which it is entirely reflexive is a matter of debate; Hutton, 2008; Edelman et al., 2007).</text:span></text:p>
      <text:p text:style-name="P6"/>
      <text:p text:style-name="P6"/>
      <text:list xml:id="list145442659018272" text:continue-numbering="true" text:style-name="WWNum1">
        <text:list-item>
          <text:p text:style-name="P1"><text:span text:style-name="T1">Neural basis of pro + antisaccades</text:span></text:p>
          <text:list>
            <text:list-item>
              <text:p text:style-name="P1"><text:span text:style-name="T1">The basal ganglia in eye movements</text:span></text:p>
            </text:list-item>
            <text:list-item>
              <text:p text:style-name="P1"><text:soft-page-break/><text:span text:style-name="T1">FEF/SC loops</text:span></text:p>
            </text:list-item>
            <text:list-item>
              <text:p text:style-name="P1"><text:span text:style-name="T1">Cope model?</text:span></text:p>
            </text:list-item>
            <text:list-item>
              <text:p text:style-name="P1"><text:span text:style-name="T1">BG additional role in antisaccades</text:span></text:p>
            </text:list-item>
            <text:list-item>
              <text:p text:style-name="P1"><text:span text:style-name="T1">Top down control</text:span></text:p>
            </text:list-item>
            <text:list-item>
              <text:p text:style-name="P1"><text:span text:style-name="T1">Multiple interconnected loops</text:span></text:p>
            </text:list-item>
            <text:list-item>
              <text:p text:style-name="P1"><text:span text:style-name="T1">PFC loop – selection of goals, WM representations</text:span></text:p>
            </text:list-item>
            <text:list-item>
              <text:p text:style-name="P1"><text:span text:style-name="T1">Parietal loop – selection of locations for attention/volitional saccade programs?</text:span></text:p>
            </text:list-item>
            <text:list-item>
              <text:p text:style-name="P1"><text:span text:style-name="T1">Connectivity between key loops</text:span></text:p>
            </text:list-item>
            <text:list-item>
              <text:p text:style-name="P1"><text:span text:style-name="T1">Clearly AS task involves BG at each stage</text:span></text:p>
            </text:list-item>
          </text:list>
        </text:list-item>
      </text:list>
      <text:p text:style-name="List_20_Paragraph"/>
      <text:p text:style-name="P6"><text:span text:style-name="T3">Studies invesigating the neural basis of antisaccades have indicated the importance of a series of interconnected frontal and parietal regions dubbed the 'antisaccade network' (REF). <text:s/></text:span></text:p>
      <text:p text:style-name="P6"/>
      <text:p text:style-name="P6"><text:span text:style-name="T3">Working memory is clearly important in the antisaccade task (see refs in Hutton, 2008). <text:s/>E.g., low working memory span participants had higher error rates than high memory span (Unsworth et al., 2004).</text:span></text:p>
      <text:p text:style-name="P6"><text:span text:style-name="T7">Hutton paper implies a 'one or the other' route to error – either not inhibiting prosaccade, OR not programming antisaccade successfully. <text:s/>It's probably both, though (like two error types in my model)</text:span></text:p>
      <text:p text:style-name="P6"/>
      <text:p text:style-name="P6"><text:span text:style-name="T9">The basal ganglia in the antisaccade network</text:span></text:p>
      <text:p text:style-name="P6"><text:span text:style-name="T3">The basal ganglia is believed to perform action selection, via the selective disinhibtion of a given cortical target amongst several competitors (REFS). </text:span></text:p>
      <text:p text:style-name="P8"/>
      <text:p text:style-name="P6"><text:span text:style-name="T3">***Feedback loops through basal ganglia***</text:span></text:p>
      <text:p text:style-name="P8"/>
      <text:p text:style-name="P6"><text:span text:style-name="T3">This function is primarily studied within the motor domain (REFS), whereby any given part of the musculature may be required for the performance of multiple competing actions. <text:s/>The selective disinhibition of just one of those competitors at a given time based on the relative strength of the incoming commands to basal ganglia (REFS) allows an adaptive resolution of the problem of 'what to do next'. <text:s text:c="2"/></text:span></text:p>
      <text:p text:style-name="P8"/>
      <text:p text:style-name="P6"><text:span text:style-name="T3">However, it is believed that basal ganglia perform a similar function in multiple functional domains, including oculotmotor (REF), in which they are involved in the selection of eye movements, as well as cognitive/associative domains (REFS), in which they are believed to select goals, plans, working memory representations and other high level information that is used to guide volitional action (REFS).</text:span></text:p>
      <text:p text:style-name="P8"/>
      <text:p text:style-name="P6"><text:span text:style-name="T3">Notably, each cortical region in the putative antisaccade network pojects to and is modulated by the basal ganglia (REFS). <text:s/>Moreover, the feedback loops with basal ganglia in which these cortical regions reside are interconnected with one another, via a series of pathways including corticocortical (REFS) and corticostriatal (REFS), amongst others.</text:span></text:p>
      <text:p text:style-name="P8"/>
      <text:p text:style-name="P6"/>
      <text:p text:style-name="P6"/>
      <text:list xml:id="list145442649443522" text:continue-numbering="true" text:style-name="WWNum1">
        <text:list-item>
          <text:p text:style-name="P1"><text:span text:style-name="T1">Other</text:span></text:p>
          <text:list>
            <text:list-item>
              <text:p text:style-name="P1"><text:span text:style-name="T1">Prestimulus activation is critical...</text:span></text:p>
            </text:list-item>
            <text:list-item>
              <text:p text:style-name="P1"><text:span text:style-name="T1">Slow or non-activation of network results in error</text:span></text:p>
            </text:list-item>
          </text:list>
        </text:list-item>
        <text:list-item>
          <text:p text:style-name="P1"><text:span text:style-name="T1">Modelling</text:span></text:p>
          <text:list>
            <text:list-item>
              <text:p text:style-name="P1"><text:span text:style-name="T1">Wiecki <text:s/>+ Frank – several good findings</text:span></text:p>
            </text:list-item>
            <text:list-item>
              <text:p text:style-name="P1"><text:span text:style-name="T1">Previous SC models?</text:span></text:p>
            </text:list-item>
            <text:list-item>
              <text:p text:style-name="P1"><text:span text:style-name="T1">But W + F doesn't do pre-set? </text:span></text:p>
            </text:list-item>
          </text:list>
        </text:list-item>
      </text:list>
      <text:p text:style-name="List_20_Paragraph"/>
      <text:p text:style-name="P6"><text:span text:style-name="T9">Modelling antisaccades</text:span></text:p>
      <text:p text:style-name="P6"><text:span text:style-name="T3">Several computational models of antisaccades exist (REFS). <text:s/>However, until recently, none had seriously considered the contribution of the basal ganglia to this process, preferring to focus on putative inhibitory influences of the PFC on superior colliculus (REF). <text:s text:c="2"/>Currently, one model of antisaccades using a model of the oculomotor BG-loop has been developed (Wiecki &amp; Frank, 2015), which utilises three mechanisms through basal ganglia to generate correct antisaccades. <text:s/></text:span></text:p>
      <text:p text:style-name="P8"/>
      <text:p text:style-name="P6"><text:soft-page-break/><text:span text:style-name="T3">***describe mechanisms***</text:span></text:p>
      <text:p text:style-name="P8"/>
      <text:p text:style-name="P6"><text:span text:style-name="T3">This model has accounted for a range of data from the antisaccade task in healthy adults, showing ***list***. <text:s/>As such, it provides a significant step in understanding how the basal ganglia modulate the activity of oculomotor cortices and superior colliculus in order to resist reflexive saccades, and generate existing ones.</text:span></text:p>
      <text:p text:style-name="P6"/>
      <text:p text:style-name="P6"/>
      <text:p text:style-name="P6"><text:span text:style-name="T9">Root of errors in antisaccade task</text:span></text:p>
      <text:p text:style-name="P6"><text:span text:style-name="T14">Because there are several processes required for a correct antisaccade, it is likely that there is more than a single source of error. </text:span></text:p>
      <text:p text:style-name="P6"/>
      <text:p text:style-name="P6"><text:span text:style-name="T14">Differences between aware and unaware errors</text:span></text:p>
      <text:p text:style-name="P6"><text:span text:style-name="T14">Mokler &amp; Fischer (1999): participants are unaware of about 50% of errors that they make. <text:s/>(From Hutton, 2008). <text:s/></text:span><text:span text:style-name="T15">I think this proportion varies by study, though. </text:span><text:span text:style-name="T14"><text:s/>When they are unaware of the error, corrections are more rapid. <text:s/>Seems to be more than one type of error. <text:s/>It is likely that some errors are a result of a failure to sufficiently activate the antisaccade command. <text:s/>This in turn may be the result of several processes, for example, a failure to activate or sufficiently maintain in working memory the goal representation. <text:s/>In these cases, a correction would be less likely, and certainly slower. <text:s/>Other errors may well be timing errors, in that the antisaccade command has been sufficiently activated, but not quickly enough to outcompete the prosaccade command. <text:s/>In these cases, a correction would be expected to be rapid, given the concurrent activation of the antisaccade command (see Hutton, 2008).</text:span></text:p>
      <text:p text:style-name="P6"/>
      <text:p text:style-name="P6"><text:span text:style-name="T14">Express saccade makers are impaired at inhibiting prosaccades in antisaccade task and other similar tasks (Biscaldi et al., 1996). <text:s/>Probably not failures of working memory/distraction, but a hyper-excitable reflexive saccade system. </text:span></text:p>
      <text:p text:style-name="P6"/>
      <text:p text:style-name="P6"/>
      <text:p text:style-name="P6"/>
      <text:p text:style-name="P6"/>
      <text:list xml:id="list145443502017207" text:continue-numbering="true" text:style-name="WWNum1">
        <text:list-item>
          <text:p text:style-name="P1"><text:span text:style-name="T1">Antisaccades in PD</text:span></text:p>
          <text:list>
            <text:list-item>
              <text:p text:style-name="P1"><text:span text:style-name="T1">Age differences: typical findings in the elderly</text:span></text:p>
              <text:list>
                <text:list-item>
                  <text:p text:style-name="P1"><text:span text:style-name="T1">That paper that shows variation with age (Fischer 1997)</text:span></text:p>
                </text:list-item>
                <text:list-item>
                  <text:p text:style-name="P1"><text:span text:style-name="T1">PS SRTs decrease from childhood to ~20-30 years, then slow increase with age.</text:span></text:p>
                </text:list-item>
                <text:list-item>
                  <text:p text:style-name="P1"><text:span text:style-name="T1">AS SRTs show strong decrease from childhood to ~20-30, then small increase at ~40 and plateauing with increasing age</text:span></text:p>
                </text:list-item>
                <text:list-item>
                  <text:p text:style-name="P1"><text:span text:style-name="T1">AS errors show massive drop from childhood to ~20, then slow and smaller increase with age</text:span></text:p>
                </text:list-item>
                <text:list-item>
                  <text:p text:style-name="P1"><text:span text:style-name="T1">Summary of findings from my spreadsheet?</text:span></text:p>
                </text:list-item>
              </text:list>
            </text:list-item>
            <text:list-item>
              <text:p text:style-name="P1"><text:span text:style-name="T1">Typical findings in Parkinson’s disease</text:span></text:p>
              <text:list>
                <text:list-item>
                  <text:p text:style-name="P1"><text:span text:style-name="T1">Slower still</text:span></text:p>
                </text:list-item>
                <text:list-item>
                  <text:p text:style-name="P1"><text:span text:style-name="T1">More error prone</text:span></text:p>
                </text:list-item>
                <text:list-item>
                  <text:p text:style-name="P1"><text:span text:style-name="T1">Errors get slower and more variable?</text:span></text:p>
                </text:list-item>
                <text:list-item>
                  <text:p text:style-name="P1"><text:span text:style-name="T1">That Chrystalina paper?</text:span></text:p>
                </text:list-item>
              </text:list>
            </text:list-item>
            <text:list-item>
              <text:p text:style-name="P1"><text:span text:style-name="T1">Highlight inconsistencies and subgroups</text:span></text:p>
              <text:list>
                <text:list-item>
                  <text:p text:style-name="P1"><text:span text:style-name="T1">FOG vs no FOG</text:span></text:p>
                </text:list-item>
                <text:list-item>
                  <text:p text:style-name="P1"><text:span text:style-name="T1">Medicated vs not</text:span></text:p>
                </text:list-item>
                <text:list-item>
                  <text:p text:style-name="P1"><text:span text:style-name="T1">L-dopa vs other</text:span></text:p>
                </text:list-item>
                <text:list-item>
                  <text:p text:style-name="P1"><text:span text:style-name="T1">Early vs late….</text:span></text:p>
                </text:list-item>
                <text:list-item>
                  <text:p text:style-name="P1"><text:span text:style-name="T1">HUGE variability</text:span></text:p>
                </text:list-item>
              </text:list>
            </text:list-item>
            <text:list-item>
              <text:p text:style-name="P1"><text:span text:style-name="T1">Imaging: Diffs between PD and controls</text:span></text:p>
            </text:list-item>
            <text:list-item>
              <text:p text:style-name="P1"><text:span text:style-name="T1">PD characterised as motoric, but cognitive problems have frequently been found. But these are not always found, and the relationship between cognitive problems and antisaccades is confused and confusing.</text:span></text:p>
            </text:list-item>
            <text:list-item>
              <text:p text:style-name="P1"><text:soft-page-break/><text:span text:style-name="T1">Some studies do find a correlation of antisaccade performance and cognitive performance, others do not. <text:s/>Some find correlations of only some aspects of cognitive performance. <text:s/>Imaging studies suggest no difference in PFC activation for PD and controls, suggesting that even when there is a cognitive deficit, this doesn't necessarily underlie performance of PD patients on antisaccades.</text:span></text:p>
            </text:list-item>
            <text:list-item>
              <text:p text:style-name="P1"><text:span text:style-name="T1">The unclear relationship between cognitive deficits in PD, and antisaccade performance makes understanding the cause of their performance, and thus the nature of the neurophysiological deficit at the root of it, particularly challenging.</text:span></text:p>
            </text:list-item>
            <text:list-item>
              <text:p text:style-name="P1"><text:span text:style-name="T1">Not all studies find a difference in PD at all, at least, not consistently (Lueck, 1990; Fukushima, 1994... but these were </text:span><text:span text:style-name="T2">mild</text:span><text:span text:style-name="T1"> PD?)</text:span></text:p>
            </text:list-item>
            <text:list-item>
              <text:p text:style-name="P1"><text:span text:style-name="T1">PD medication has serious effects on eye movements.... these are not generally considered when designing studies, and different patients are on different combintions and regimes of medications...</text:span></text:p>
            </text:list-item>
          </text:list>
        </text:list-item>
      </text:list>
      <text:p text:style-name="List_20_Paragraph"/>
      <text:p text:style-name="P15"/>
      <text:p text:style-name="P12"><text:span text:style-name="T9">Oculomotor control and reflexes in Parkinson's Disease</text:span></text:p>
      <text:p text:style-name="P6"><text:span text:style-name="T5">The functional and neural mechanisms involved in the control of pro and antisaccades can be further revealed by characteristic patterns of results in neurodegenerative populations. <text:s/>Particularly relevant to understanding the role of basal ganglia in antisaccades are insights from Parkinson’s disease patients, given the direct effect of the dopamine loss pathology on basal ganglia function. (MOAR DETAIL)</text:span></text:p>
      <text:p text:style-name="P9"/>
      <text:p text:style-name="P6"><text:span text:style-name="T5">Typically, PD patients perform less well than controls at the antisaccade task, often making an increased number of error prosaccades, and showing a slowed latency of correct antisaccades (REFS). <text:s/>However, this pattern of results is far from consistent, with several studies reporting no differences (REFS), or differences only on latency but not error rate (REFS) or vice versa (REFS). <text:s text:c="2"/>Furthermore, prosaccades are not generally similarly affected, with most studies showing either no difference in prosaccade latencies (REF), or showing that PD prosaccade latencies are actually significantly shorter (REFS), particularly early in the disease. <text:s/>This ‘hyper-reflexivity paradox’ (REF?) is largely at odds with the general pattern of degeneration of motor ability in PD, which tends to display a slowing of movement initiation (REFS).</text:span></text:p>
      <text:p text:style-name="P10"/>
      <text:p text:style-name="P6"><text:span text:style-name="T9">Understanding saccadic dysfunction in PD</text:span></text:p>
      <text:p text:style-name="P6"><text:span text:style-name="T5">Saccadic dysfunction in PD causes some problems because the pattern of results is counter to those expected from the known pathology and typical pattern of motor symptoms. <text:s/>The degeneration of the substantia nigra pars compacta (SNpc) in PD leads to extremely low levels of dopamine in the input nuclei of the basal ganglia, ultimately leading to abnormally high levels of inhibitory output from BG output nuclei. <text:s/>This manifests in symptoms such as slowness/paucity of movement, particularly initiating movement. <text:s/>It is also widely accepted that PD more greatly affects habitual or reflexive movements more severely than goal-directed movements, particularly in the earlier stages of the disease. <text:s text:c="2"/></text:span></text:p>
      <text:p text:style-name="P9"/>
      <text:p text:style-name="P6"><text:span text:style-name="T5">In the oculomotor domain, however, we see the reverse pattern, with preserved or even faster reflexive movements (prosaccades), and impaired goal directed movements (antisaccades). <text:s text:c="2"/>The loss of DA to striatum alone cannot explain this pattern of results, because the slowing caused by DA loss and subsequent enhanced inhibition of BG target nuclei should cause slower prosaccades. <text:s/>In turn, this would be expected to lead to a reduced error rate on the antisaccade task, because slower processing of reflexive saccades should allow more time for cognitive control to prevent a reflexive prosaccade. </text:span></text:p>
      <text:p text:style-name="P9"/>
      <text:p text:style-name="P6"><text:span text:style-name="T5">Clearly, additional mechanisms are involved, but there has been little research focusing on the possible causes of fast prosaccades in PD. <text:s/>One compelling suggestion is that there is an over-reliance on salient visual inputs for the guidance of eye movements</text:span><text:bookmark text:name="_GoBack"/><text:span text:style-name="T5"> in PD (van Stockum et al., 2011). <text:s/>While this remains an open question, there is increasing evidence for this suggestion…. (REFS). <text:s/></text:span></text:p>
      <text:p text:style-name="P9"/>
      <text:p text:style-name="P6"><text:span text:style-name="T5">Further to the uncertainty regarding the cause of fast prosaccades, <text:s/>it is not clear whether the higher error rate on the antisaccade task and slow antisaccades result from the same or different mechanisms from those causing fast prosaccades. <text:s/>Since the antisaccade task is considered to require cognitive control over motor reflexes, discussion of the underlying mechanism in PD often revolves around cognitive deficits, such as an inability to use cognitive control to suppress the reflexive prosaccade, or an inability to effectively program a voluntary saccade away from the stimulus (REFS). <text:s/>However, this is further confused by the fact that PD patients show impairments on the antisaccade task even when there is little or no evidence of cognitive decline (REFS).</text:span></text:p>
      <text:p text:style-name="P9"/>
      <text:p text:style-name="P6"><text:span text:style-name="T5">There are many possible explanations for this, most notably the frequent heterogeneity of PD patients in clinical studies (REFS). <text:s/></text:span></text:p>
      <text:p text:style-name="P9"/>
      <text:p text:style-name="P6"><text:span text:style-name="T5">Compellingly however, it is possible that a mechanism driving fast prosaccades in PD may be wholly, or at least partially responsible for some of the deficits shown on the antisaccade task. <text:s/>For example, an over-reliance on visual information in PD, would account for the higher number of directional errors made by PD patients on the antisaccade task on the basis that a reflexive prosaccade would be harder to inhibit. <text:s/>It would also account for the slower latencies of correct saccades, if the more dominant prosaccade command driven by strongly represented visual information results in a stronger competition for the antisaccade command. <text:s/>On any successful trials, this competition will necessarily take longer to resolve (REFS?).</text:span></text:p>
      <text:p text:style-name="P9"/>
      <text:p text:style-name="P6"><text:span text:style-name="T5">It is important to note that an over-reliance on visual information driving some of the common results on the antisaccade task in PD does not preclude the presence of cognitive deficits also affecting performance. <text:s/>Rather, that cognitive deficits may not be </text:span><text:span text:style-name="T10">necessary</text:span><text:span text:style-name="T5"> for the manifestation of typical PD performance on the task, explaining findings in those patients who show no or little cognitive impairment. <text:s/>It is possible, even likely, that as PD progresses and cognitive deficits set in (REFS), that top-down control itself becomes impaired, compounding the problems on the antisaccade task, explaining worsening performance in increasingly severe PD patients (REF).</text:span></text:p>
      <text:p text:style-name="P9"><text:soft-page-break/></text:p>
      <text:p text:style-name="P9"/>
      <text:p text:style-name="P6"><text:span text:style-name="T9">Mechanisms for over-reliance on visual information in PD</text:span></text:p>
      <text:p text:style-name="P6"><text:span text:style-name="T5">The precise mechanism by which an over-reliance on visual information may be mediated is currently unknown. <text:s/>In the healthy oculomotor system, it is known that during fixation, a subset of ‘fixation neurons’ within superior colliculus tonically inhibits ‘saccade related’ neurons, and that this inhibition must be overcome in order to generate a saccade (REFS). <text:s/>It has been suggested that the increased inhibitory output from substantia nigra pars reticulata (SNpr) in PD may [disproportionately affect these fixation-related neurons] result[ing] in a lower tonic activation of fixation neuron activity during fixation, and subsequent loss of fixation-related inhibition on saccade neurons in superior colliculus (LOTS REFS). <text:s/></text:span></text:p>
      <text:p text:style-name="P9"/>
      <text:p text:style-name="P6"><text:span text:style-name="T5">In turn, this implies that saccade neurons need less excitation in order to generate a saccade, thus resulting in a faster build-up of excitation in saccade neurons and faster saccade latencies. <text:s/></text:span></text:p>
      <text:p text:style-name="P9"/>
      <text:p text:style-name="P6"><text:span text:style-name="T5">Op 1: While appealing, this suggestion leads to the prediction that any speeding of prosaccades would be most pronounced in the step or overlap paradigms, since in the gap paradigm (NOTE: Prosaccade only paradigm), any fixation-related inhibition should already be minimal. <text:s/>Experimental results, however, reveal the reverse (REFS). <text:s/></text:span></text:p>
      <text:p text:style-name="P9"/>
      <text:p text:style-name="P6"><text:span text:style-name="T5">Op 2: While appealing, this suggestion does not account well for the finding that PD patients make more fast prosaccades in the gap paradigm in comparison to the step paradigm (Roll et al., 1996), because fixation-related inhibition under such circumstances should already be minimal (ie, in healthy controls), (REF?) and because any general deficit in fixation-related inhibition would be expected to manifest to some extent in step and overlap paradigms (</text:span><text:span text:style-name="T8">SHOULD THIS ALSO BE TRUE FOR MY IDEA? <text:s/>Probably not, because it’s to do with </text:span><text:span text:style-name="T12">phasic </text:span><text:span text:style-name="T8">information. <text:s/>In the overlap task, this will have decayed a bit… in the step task it will still manifest but perhaps not as strongly because fixation-related inhibition </text:span><text:span text:style-name="T12">is</text:span><text:span text:style-name="T8"> still present. <text:s/>What are the findings in the literature?</text:span><text:span text:style-name="T5">). <text:s text:c="2"/></text:span></text:p>
      <text:p text:style-name="P9"/>
      <text:p text:style-name="P6"><text:span text:style-name="T5">Furthermore, PD patients show a normal fixation offset effect for reflexive prosaccades* (van Konisbruggen et al., 2009**; Rafal et al., 2004); and gap effect (probably: Roll et al. 1996), suggesting that fixation-related inhibition is normal in PD (</text:span><text:span text:style-name="T10">did this study find reduced PS latencies for PD or not?)</text:span><text:span text:style-name="T5">. </text:span></text:p>
      <text:p text:style-name="P9"/>
      <text:p text:style-name="P6"><text:span text:style-name="T17">*This is </text:span><text:span text:style-name="T13">MAJOR</text:span><text:span text:style-name="T17"> point in arguing against reduction of fixation-related inhibition idea.</text:span></text:p>
      <text:p text:style-name="P6"><text:span text:style-name="T5">**This study also lends support to my idea because PD patients showed a smaller FOE for antisaccades, suggesting less control over responses to phasic stimuli, but </text:span><text:span text:style-name="T10">not </text:span><text:span text:style-name="T5">a reduction of fixation-related inhibition when the fixation point remains present…. “endogenous control over oculomotor reflexes results in a reduced FOE because it renders the activity of fixation neurons less contingent on the presence of a stimulus at fixation.”</text:span></text:p>
      <text:p text:style-name="P9"/>
      <text:p text:style-name="P9"/>
      <text:p text:style-name="List_20_Paragraph"/>
      <text:p text:style-name="List_20_Paragraph"/>
      <text:p text:style-name="List_20_Paragraph"/>
      <text:p text:style-name="List_20_Paragraph"/>
      <text:p text:style-name="List_20_Paragraph"/>
      <text:p text:style-name="List_20_Paragraph"/>
      <text:list xml:id="list145443950057411" text:continue-numbering="true" text:style-name="WWNum1">
        <text:list-item>
          <text:p text:style-name="P1"><text:span text:style-name="T1">DA loss in motor loops doesn’t account for PD results</text:span></text:p>
          <text:list>
            <text:list-item>
              <text:p text:style-name="P1"><text:span text:style-name="T1">clear from Wiecki + Frank model</text:span></text:p>
            </text:list-item>
            <text:list-item>
              <text:p text:style-name="P1"><text:span text:style-name="T1">But also goes against received wisdom about habits and goals</text:span></text:p>
            </text:list-item>
            <text:list-item>
              <text:p text:style-name="P1"><text:span text:style-name="T1">Looks like cognitive problem</text:span></text:p>
            </text:list-item>
            <text:list-item>
              <text:p text:style-name="P1"><text:span text:style-name="T1">Hyper-reflexivity in PD? </text:span></text:p>
            </text:list-item>
            <text:list-item>
              <text:p text:style-name="P1"><text:span text:style-name="T1">At least no change from controls in mild-moderate PD on prosaccades (Roll, 1996)</text:span></text:p>
            </text:list-item>
            <text:list-item>
              <text:p text:style-name="P1"><text:span text:style-name="T1">Lots of bizarre findings, often contradictory, weird correlations (Stockum paper)</text:span></text:p>
            </text:list-item>
            <text:list-item>
              <text:p text:style-name="P1"><text:span text:style-name="T1">Some PD patients show slowing of prosaccades (Antoniades, 2013)</text:span></text:p>
            </text:list-item>
            <text:list-item>
              <text:p text:style-name="P1"><text:span text:style-name="T1">Maybe clearer if separating PD into subgroups</text:span></text:p>
            </text:list-item>
            <text:list-item>
              <text:p text:style-name="P1"><text:span text:style-name="T1">Clear differences between early and late PD?</text:span></text:p>
            </text:list-item>
          </text:list>
        </text:list-item>
        <text:list-item>
          <text:p text:style-name="P1"><text:span text:style-name="T1">Other insights that are useful in developing hypothesis</text:span></text:p>
          <text:list>
            <text:list-item>
              <text:p text:style-name="P1"><text:soft-page-break/><text:span text:style-name="T1">Lots of express saccades means lots of errors on AS task, but few express saccades DOESN'T mean few errors (Fischer, 1997)</text:span></text:p>
            </text:list-item>
            <text:list-item>
              <text:p text:style-name="P1"><text:span text:style-name="T1">Similar finding, pinned on fixation neurons (Biscaldi, 1996)</text:span></text:p>
            </text:list-item>
            <text:list-item>
              <text:p text:style-name="P1"><text:span text:style-name="T1">This is evidence for multiple processes underlying errors</text:span></text:p>
            </text:list-item>
            <text:list-item>
              <text:p text:style-name="P1"><text:span text:style-name="T1">(In our model, only one in healthy, but that's okay because we can talk about different model configurations with higher or lower tendency to produce express saccades...)</text:span></text:p>
            </text:list-item>
            <text:list-item>
              <text:p text:style-name="P1"><text:span text:style-name="T1">Self-reports suggest problems with understanding task not a problem, but there are probably issues with distraction on individual trials? (REF FOR THIS IMPORTANT)</text:span></text:p>
            </text:list-item>
            <text:list-item>
              <text:p text:style-name="P1"><text:span text:style-name="T1">Express makers tend to correct errorful antisaccades – non-express saccade makers do so less (Fischer, 2000. THIS FITS WITH OUR HYPOTHESIS, re: latching or not of PFC/working memory representation of the task)</text:span></text:p>
            </text:list-item>
            <text:list-item>
              <text:p text:style-name="P1"><text:span text:style-name="T1">Frontal lobe damage patients could not do antisaccade task, nor correct errors (Guitton 1985 THIS ALSO FITS: TOP DOWN CONTROL/WM STUFF AGAIN)</text:span></text:p>
            </text:list-item>
            <text:list-item>
              <text:p text:style-name="P1"><text:span text:style-name="T1">Bowling 2012: Suggests uncorrected errors result from inability to maintain goal representation</text:span></text:p>
            </text:list-item>
            <text:list-item>
              <text:p text:style-name="P1"><text:span text:style-name="T1">Crawford 2002: Suggest WM and cognitive inhibition are separable processes?</text:span></text:p>
            </text:list-item>
            <text:list-item>
              <text:p text:style-name="P1"><text:span text:style-name="T1">What about the role of depleted DA in PFC? </text:span></text:p>
            </text:list-item>
            <text:list-item>
              <text:p text:style-name="P1"><text:span text:style-name="T1">From Craword 2002: SNr more involved in gating voluntary vs reflexive saccades (with reference)</text:span></text:p>
            </text:list-item>
            <text:list-item>
              <text:p text:style-name="P1"><text:span text:style-name="T1">Antisaccade errors correlated with perseverative errors on WCST. <text:s/>So some cognitive component. <text:s/>This will need to go in the discussion…</text:span></text:p>
            </text:list-item>
            <text:list-item>
              <text:p text:style-name="P1"><text:span text:style-name="T1">Spatial memory accuracy negatively correlated with uncorrected errors, but </text:span><text:span text:style-name="T2">not</text:span><text:span text:style-name="T1"> correlated with corrected errors. Colour-word errors on Stroop task correlated with uncorrected errors. Neither test correlated with overall error rate(Bowling 2012). <text:s/>Authors propose a different inhibitory mechanism underlying antisaccades than Stroop task (see Nigg, 2000)?? <text:s/></text:span></text:p>
            </text:list-item>
            <text:list-item>
              <text:p text:style-name="P1"><text:span text:style-name="T1">Error prosaccades that are subsequently corrected are very fast – like express saccades (Bowling 2012). <text:s/>This definitely fits!</text:span></text:p>
            </text:list-item>
            <text:list-item>
              <text:p text:style-name="P1"><text:span text:style-name="T1">Proposal for lack of fixation inhibition in PD underlying fast prosaccades (Chambers, 2010)</text:span></text:p>
            </text:list-item>
            <text:list-item>
              <text:p text:style-name="P1"><text:span text:style-name="T1">Proposal for 'leaky' enhanced inhibition from Snr in PD?! (Terao 2011,2013) I think this is bobbins.... why does it only manifest for reflexive saccades?!</text:span></text:p>
            </text:list-item>
            <text:list-item>
              <text:p text:style-name="P1"><text:span text:style-name="T1">Unaware errors are corrected more often and are faster to correct (Endrass, 2007)</text:span></text:p>
            </text:list-item>
          </text:list>
        </text:list-item>
      </text:list>
      <text:p text:style-name="P11"/>
      <text:list xml:id="list145442045362854" text:continue-numbering="true" text:style-name="WWNum1">
        <text:list-item>
          <text:p text:style-name="P1"><text:span text:style-name="T1">New hypothesis</text:span></text:p>
          <text:list>
            <text:list-item>
              <text:p text:style-name="P1"><text:span text:style-name="T1">Previous ideas about fixation neuron function</text:span></text:p>
            </text:list-item>
            <text:list-item>
              <text:p text:style-name="P1"><text:span text:style-name="T1">Why this is probably (possibly?) wrong</text:span></text:p>
            </text:list-item>
            <text:list-item>
              <text:p text:style-name="P1"><text:span text:style-name="T1">Selection rather than maintenance</text:span></text:p>
            </text:list-item>
            <text:list-item>
              <text:p text:style-name="P1"><text:span text:style-name="T1">Too much facilitation?</text:span></text:p>
            </text:list-item>
            <text:list-item>
              <text:p text:style-name="P1"><text:span text:style-name="T1">Justification of stronger SC loop? (This bit will be hard, but come at it from the perspective of “one possible mechanism/implementation of a strengthened representation of phasic visual information”)</text:span></text:p>
            </text:list-item>
          </text:list>
        </text:list-item>
      </text:list>
      <text:h text:style-name="Heading_20_2" text:outline-level="2"><text:span text:style-name="T1">Model (methods)</text:span></text:h>
      <text:list xml:id="list2326164628" text:style-name="WWNum2">
        <text:list-item>
          <text:p text:style-name="P2"><text:span text:style-name="T1">Intro to existing oculomotor model</text:span></text:p>
          <text:list>
            <text:list-item>
              <text:p text:style-name="P2"><text:span text:style-name="T1">Image? Permissions?!</text:span></text:p>
            </text:list-item>
          </text:list>
        </text:list-item>
        <text:list-item>
          <text:p text:style-name="P2"><text:span text:style-name="T1">Multiple processes in multiple loops</text:span></text:p>
          <text:list>
            <text:list-item>
              <text:p text:style-name="P2"><text:span text:style-name="T1">Refs from thesis</text:span></text:p>
            </text:list-item>
          </text:list>
        </text:list-item>
        <text:list-item>
          <text:p text:style-name="P2"><text:span text:style-name="T1">Architecture overview</text:span></text:p>
          <text:list>
            <text:list-item>
              <text:p text:style-name="P2"><text:soft-page-break/><text:span text:style-name="T1">Diagram of broad architecture</text:span></text:p>
            </text:list-item>
            <text:list-item>
              <text:p text:style-name="P2"><text:span text:style-name="T1">Close up for showing strengthened loop…</text:span></text:p>
            </text:list-item>
          </text:list>
        </text:list-item>
        <text:list-item>
          <text:p text:style-name="P2"><text:span text:style-name="T1">Justification for architecture decisions (projections etc)</text:span></text:p>
        </text:list-item>
        <text:list-item>
          <text:p text:style-name="P2"><text:span text:style-name="T1">Justification for different BG architecture in oculomotor vs cognitive/parietal loops</text:span></text:p>
        </text:list-item>
      </text:list>
      <text:h text:style-name="Heading_20_2" text:outline-level="2"><text:span text:style-name="T1">Results</text:span></text:h>
      <text:p text:style-name="Standard"/>
      <text:p text:style-name="P6"><text:span text:style-name="T3">1: We ran 200 trials each for pro and antisaccades for the 'healthy' model</text:span></text:p>
      <text:p text:style-name="P6"><text:span text:style-name="T3">2: Then we reduced DA in the motor loop only, and ran them again</text:span></text:p>
      <text:p text:style-name="P6"><text:span text:style-name="T3">3: We reeuced DA further in the motor loop, and also in the parietal loop</text:span></text:p>
      <text:p text:style-name="P8"/>
      <text:p text:style-name="P6"><text:span text:style-name="T3">Here are the results:</text:span></text:p>
      <text:p text:style-name="P8"/>
      <text:p text:style-name="P6"><text:span text:style-name="T3">We're presenting 'normalised' values in graphs – real vals in tables. <text:s/>This is because we're interested in the pattern of </text:span><text:span text:style-name="T11">change</text:span><text:span text:style-name="T16"> from the healthy model, rather than the absolute values. <text:s/>i.e., here, our prosaccade values are faster than those from the Kitagawa study, but are well within typically reported boundaries (REF)</text:span></text:p>
      <text:p text:style-name="P8"/>
      <text:p text:style-name="P6"><text:span text:style-name="T3"><text:tab/>1: A low error rate in healthy model</text:span></text:p>
      <text:p text:style-name="P6"><text:span text:style-name="T3"><text:tab/>2: Hmm, an increased error rate in the early DA. <text:s/></text:span><text:span text:style-name="T7">This isn't what we expected; </text:span><text:span text:style-name="T3">we expected this to be the same, or maybe less. <text:s/>We investigated this further by doing the following:</text:span></text:p>
      <text:p text:style-name="P6"><text:span text:style-name="T3"><text:tab/><text:tab/></text:span><text:span text:style-name="T18">a) We looked at </text:span><text:span text:style-name="T19">how</text:span><text:span text:style-name="T20"> the errors are being generated. <text:s/>Theoretically, at healthy levels, most errors should be caused by a failure to 'latch', with some being caused by a failure to implement the antisaccade command in time. <text:s/>Indeed this is what we saw, with 60% errors caused by failure to latch. <text:s/>In 'early PD DA only', we would expect the first type of error to remain roughly consistent, with fewer of the second type because the slowing caused by DA loss should allow more time for the antisaccade command to compete. <text:s/>Indeed, we saw only one 'timing' error, with the remainder (96.4%) being solely due to a failure of PFC. <text:s/>Our DA manipulation cannot possibly have caused an increase in this type of error, so this increase in overall errors was simply due to intrinsic model noise.</text:span></text:p>
      <text:p text:style-name="P8"/>
      <text:p text:style-name="P6"><text:span text:style-name="T20">Our manipulation </text:span><text:span text:style-name="T19">cannot </text:span><text:span text:style-name="T20">have caused this, so this simply must be due to high variation here.</text:span></text:p>
      <text:p text:style-name="P6"><text:span text:style-name="T20"><text:tab/><text:tab/>b) To get an idea of this variation, we re-ran the healthy model x times. <text:s/>Here is the grand mean and the standard error, showing that the </text:span><text:span text:style-name="T19">true</text:span><text:span text:style-name="T20"> mean is probably around y. <text:s/>This suggests that our first run was probably a bit low, and that the apparent increase in error rate was just due to noise.</text:span></text:p>
      <text:p text:style-name="P6"/>
      <text:p text:style-name="P6"/>
      <text:p text:style-name="P6"><text:span text:style-name="T20"><text:tab/><text:tab/></text:span></text:p>
      <text:p text:style-name="P6"><text:span text:style-name="T16"><text:tab/>3: A lower error rate in late DA. <text:s/>Here, there again is really no difference between the healthy and pathological states. <text:s/>Again, we looked at all the error trials and they were just due to mislatching of PFC.</text:span></text:p>
      <text:p text:style-name="P6"><text:span text:style-name="T3"><text:tab/>4: A slowing of prosaccade latencies. <text:s/>This was more reliable than the increased error rate (how do I know?)</text:span></text:p>
      <text:p text:style-name="P8"/>
      <text:p text:style-name="P6"><text:span text:style-name="T3">Summary of DA-loss only model.</text:span></text:p>
      <text:p text:style-name="P6"><text:span text:style-name="T3">- Antisaccade latencies slowed with increasing DA loss, to similar levels as that seen in the Kitagawa study. <text:s/>However, prosaccade latencies also slowed with both mild and severe DA loss. <text:s/>While the Kitagawa study showed slowing with severe PD, this was not observed in mild PD, and not for PD as a whole. <text:s/>Most notably, however, errors did not increase with PD. <text:s/>Though there was a higher number of errors in the mild PD condition, this was confirmed to be a result of model noise, rather than an increase that was caused by the DA loss. <text:s/>This was confirmed by the low level of errors at higher DA loss.</text:span></text:p>
      <text:p text:style-name="P8"/>
      <text:p text:style-name="P8"/>
      <text:p text:style-name="P8"/>
      <text:p text:style-name="P6"><text:span text:style-name="T3"><text:tab/>5: Further slowing of PS latencies in late PD</text:span></text:p>
      <text:p text:style-name="P6"><text:span text:style-name="T3"><text:tab/>6: Slowing of antisaccade latencies</text:span></text:p>
      <text:p text:style-name="P8"/>
      <text:p text:style-name="P8"/>
      <text:p text:style-name="P6"><text:span text:style-name="T3">Thus, as predicted, our DA manipulation did not increase errors in any meaningful way. <text:s/>So, DA loss alone cannot be driving the increase in error rates. <text:s/>It </text:span><text:span text:style-name="T11">may</text:span><text:span text:style-name="T16"> be driving the increase in AS Rts. </text:span></text:p>
      <text:p text:style-name="P8"/>
      <text:p text:style-name="P8"/>
      <text:p text:style-name="P6"><text:soft-page-break/><text:span text:style-name="T3">4: We re-ran 2 but with a compensatory increase in the strength of the phasic visual loop</text:span></text:p>
      <text:p text:style-name="P6"><text:span text:style-name="T3">5: We re</text:span></text:p>
      <text:p text:style-name="P8"/>
      <text:p text:style-name="P6"><text:span text:style-name="T3">Here's what we found:</text:span></text:p>
      <text:p text:style-name="P6"><text:span text:style-name="T3"><text:tab/>1: Increased error rate in early PD. <text:s/>This is </text:span><text:span text:style-name="T11">far</text:span><text:span text:style-name="T16"> more substantial than the increase seen for the DA-only case. <text:s/></text:span></text:p>
      <text:p text:style-name="P6"><text:span text:style-name="T16"><text:tab/><text:tab/></text:span><text:span text:style-name="T20">a) Looking at how the errors arise showed that in x trials, PFC latched up but there was still an error, showing a </text:span><text:span text:style-name="T19">qualitative</text:span><text:span text:style-name="T20"> difference in performance that we know </text:span><text:span text:style-name="T19">can</text:span><text:span text:style-name="T20"> have been affected by our manipulation.</text:span></text:p>
      <text:p text:style-name="Standard"/>
      <text:p text:style-name="Standard"/>
      <text:p text:style-name="Standard"/>
      <text:list xml:id="list2322718683" text:style-name="WWNum4">
        <text:list-item>
          <text:p text:style-name="P3"><text:span text:style-name="T1">First, show that just losing DA in BG does not work.</text:span></text:p>
        </text:list-item>
        <text:list-item>
          <text:p text:style-name="P3"><text:span text:style-name="T1">Second, show that the fixation-inhibition-off does not work either</text:span></text:p>
        </text:list-item>
        <text:list-item>
          <text:p text:style-name="P3"><text:span text:style-name="T1">Finally, show that strengthening the phasic loop does work</text:span></text:p>
        </text:list-item>
      </text:list>
      <text:p text:style-name="P14"/>
      <text:h text:style-name="Heading_20_2" text:outline-level="2"><text:span text:style-name="T1">Discussion</text:span></text:h>
      <text:list xml:id="list3481077297" text:style-name="WWNum3">
        <text:list-item>
          <text:p text:style-name="P4"><text:span text:style-name="T1">Needs to be something about fixation neurons here. <text:s/>Plans for a next generation model?</text:span></text:p>
        </text:list-item>
        <text:list-item>
          <text:p text:style-name="P4"><text:span text:style-name="T1">Questionmark over the activation of LIP in the PFC-not-latching-up case. <text:s/>I think I've done this based on imaging/recording data? But it may well be inaccurate, in the case of WM failure. <text:s/>But probably not in the case of inhibition failure.</text:span></text:p>
        </text:list-item>
        <text:list-item>
          <text:p text:style-name="P4"><text:span text:style-name="T1">Likely that both mechanisms underlying errors in our 'early PD' condition are actually occurring in the healthy case too, to some extent. <text:s/>BUT evidence suggests that in early PD when there is no cognitive impairment, it is the fast-prosaccade-type errors that increase, rather than the disengaged-WM-type errors.</text:span></text:p>
        </text:list-item>
        <text:list-item>
          <text:p text:style-name="P4"><text:span text:style-name="T1">With cognitive impairment, there is then probably an increase in the disengaged-WM-type </text:span><text:span text:style-name="T2">as well.</text:span></text:p>
        </text:list-item>
        <text:list-item>
          <text:p text:style-name="P4"><text:span text:style-name="T1">Don't have corrections in current model, but we can speculate about when they will and will not be produced, based on previous findings and the mechanisms of error in the model (Bowling 2012).</text:span></text:p>
        </text:list-item>
        <text:list-item>
          <text:p text:style-name="P4"><text:span text:style-name="T1">The findings from Bowling suggest that different inhibition mechanisms underlie the antisaccade task and the Stroop task. <text:s/>This does kind of fit if we just go on evidence of errors, because several of the errors made in the model do not result from a loss of inhibition. <text:s/>But for us, that's only in the PD case, where in fact it's likely that there is probably some of that going on in the healthy case too.</text:span></text:p>
        </text:list-item>
        <text:list-item>
          <text:p text:style-name="P4"><text:span text:style-name="T1">Lots of talk of 'a strong fixation system' and 'maintaining fixation'. <text:s/>But is it more about 'supressing a saccade'? <text:s/>One is an active action, one is the lack of one. <text:s/>These are similar, but the difference is meaningful. <text:s/>Which is it?</text:span></text:p>
        </text:list-item>
        <text:list-item>
          <text:p text:style-name="P4"><text:span text:style-name="T1">Possiblity that antisaccade deficits result from a non-DA related physiological change, e.g., changes in other neurotransmitters linked to cognitive deficits in PD (see discussion Lewis2005).</text:span></text:p>
        </text:list-item>
        <text:list-item>
          <text:p text:style-name="P4"><text:span text:style-name="T1">Note that schizophrenics show some similar errors on antisaccades to PD patients... but underlying pathology clearly very different. <text:s/>So... demonstrates that same apparent results can have many different drivers....</text:span></text:p>
        </text:list-item>
        <text:list-item>
          <text:p text:style-name="P4"><text:span text:style-name="T1">Hypometria in PD? We haven't looked at saccade amplitude/accuracy...</text:span></text:p>
        </text:list-item>
        <text:list-item>
          <text:p text:style-name="P4"><text:span text:style-name="T1">There probably are additional cognitive effects driving errors in antisaccades in PD. <text:s/>BUT this model explains why we see deficits even in early PD, when there are likely to be few executive problems.</text:span></text:p>
        </text:list-item>
      </text:list>
      <text:p text:style-name="Standard"><text:span text:style-name="T1">Problems that I'm going to have</text:span></text:p>
      <text:list xml:id="list1291428674" text:style-name="WWNum5">
        <text:list-item>
          <text:p text:style-name="P5"><text:span text:style-name="T1">Justifying the activation of parietal cortices even when PFC does not 'latch'.</text:span></text:p>
          <text:list>
            <text:list-item>
              <text:p text:style-name="P5"><text:soft-page-break/><text:span text:style-name="T1">This was done on the basis of imaging studies that showed differences in PFC and parietal activation in the prestimulus phase only, but not differences in the post-stimulus phase in parietal (FIND THIS). <text:s/></text:span></text:p>
            </text:list-item>
            <text:list-item>
              <text:p text:style-name="P5"><text:span text:style-name="T1">I can say I've also done this to ensure that it is the effect of the presetting of PFC that drives the antisaccade, so even when parietal activates after stimulus onset, in the absence of a 'presetting' signal, it </text:span><text:span text:style-name="T2">still </text:span><text:span text:style-name="T1">isn't enough to generate a correct antisaccade. <text:s/>This emphasises the </text:span><text:bookmark text:name="__UnoMark__198_1478309103"/><text:span text:style-name="T2">presetting</text:span></text:p>
            </text:list-item>
            <text:list-item>
              <text:p text:style-name="P5"><text:span text:style-name="T1">However, on reflection it seems like it's more likely that the activation of parietal cortex (to drive the remapping) is driven by the activation of PFC. </text:span></text:p>
            </text:list-item>
            <text:list-item>
              <text:p text:style-name="P5"><text:span text:style-name="T1">Thus there may be two patterns: 1 when PFC does not engage, in which case parietal probably won't either, and there'll be an error, and NO correction</text:span></text:p>
            </text:list-item>
            <text:list-item>
              <text:p text:style-name="P5"><text:span text:style-name="T1">2 when PFC does engage, parietal will too, but if the prosaccade has been selected there'll still be an error, but this time followed by a correction.</text:span></text:p>
            </text:list-item>
          </text:list>
        </text:list-item>
      </text:list>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Droid Sans Fallback" style:font-size-asian="10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Droid Sans Fallback" style:font-size-asian="10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letter-kerning="false"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size-asian="12pt" style:font-size-complex="12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0-18T11:41:00</meta:creation-date>
    <meta:initial-creator>Jen</meta:initial-creator>
    <dc:language>en-GB</dc:language>
    <dc:creator>Jen</dc:creator>
    <dc:date>2016-10-18T13:38:00</dc:date>
    <meta:editing-cycles>21</meta:editing-cycles>
    <meta:editing-duration>PT1H58M</meta:editing-duration>
    <meta:generator>LibreOffice/6.4.7.2$Linux_X86_64 LibreOffice_project/40$Build-2</meta:generator>
    <meta:document-statistic meta:table-count="0" meta:image-count="0" meta:object-count="0" meta:page-count="10" meta:paragraph-count="194" meta:word-count="4595" meta:character-count="28973" meta:non-whitespace-character-count="24535"/>
    <meta:template xlink:type="simple" xlink:actuate="onRequest" xlink:title="Normal.dotm" xlink:href=""/>
  </office:meta>
</office:document-meta>
</file>